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ycentric Coordinates</text:p>
      <text:p text:style-name="P2">Any point on a triangle can be expressed as q={ ap1+bp2+cp3 | a+b+c=1, a,b,c &gt;=0}</text:p>
      <text:p text:style-name="P2">If != 1, outside the plane. <text:s/>If &lt;0, inside plane but outside triangle</text:p>
      <text:p text:style-name="P2">Used for ray-tracing intersections</text:p>
      <text:p text:style-name="P2">Used for interpolating triangle information, often based on vertices rather than triangle</text:p>
      <text:p text:style-name="P1">Rendering Pipeline</text:p>
      <text:p text:style-name="P2">Inverse of ray-casting: send rays from the scene into the camera</text:p>
      <text:p text:style-name="P2">Pick polygon and determine what pixels it affects</text:p>
      <text:p text:style-name="P2">Pipeline stages:</text:p>
      <text:p text:style-name="P2">Modeling Transform – transform into 3D world coords</text:p>
      <text:p text:style-name="P2">Camera Transform – transform into 3D camera coords</text:p>
      <text:p text:style-name="P2">Lighting – Illuminate according to lighting and reflectance</text:p>
      <text:p text:style-name="P2">Projection transform – transform to 2D camera coord</text:p>
      <text:p text:style-name="P2">Clipping – clip primitives outside camera view</text:p>
      <text:p text:style-name="P2">Scan Conversion – draw pixels (textures, hidden surface, ect.)</text:p>
      <text:p text:style-name="P1">Viewing transform alg</text:p>
      <text:p text:style-name="P2">Projection – map 3D camera coords to 2D screen coords</text:p>
      <text:p text:style-name="P2">Parallel – direction of projection (DOP) same for all points. <text:s/>Rays oriented parallel to each other. <text:s/>Relative proportions preserved, angles not preserved. Less realistic, far objects don't get smaller. <text:s/>Orthographic and oblique.</text:p>
      <text:p text:style-name="P1">Parallel Projection matrix</text:p>
      <text:p text:style-name="P2">Perspective – map points onto view plane along projectors emanating from a center of projection (COP). <text:s/>Not a real projection, not a linear map from 3D to 2D. <text:s/>Parallel lines do not remain parallel.</text:p>
      <text:p text:style-name="P1">Clipping and Scan Conversion</text:p>
      <text:p text:style-name="P2">Draw primitives only inside window of scene</text:p>
      <text:p text:style-name="P2">Point is easy – determine if inside boundaries.</text:p>
      <text:p text:style-name="P1">Cohen-Sutherland line clipping</text:p>
      <text:p text:style-name="P2">Polygons: Sutherland-Hodgeman Clipping - Clip each window boundary one at a time. <text:s/>Do inside test for each point in sequence, insert new point when crossing window boundary, remove outside points.</text:p>
      <text:p text:style-name="P2">Scan conversion – set pixel colors to match the primitive. <text:s/>Must be fast and not allow cracks between adjacent prims. </text:p>
      <text:p text:style-name="P2">Inside Triangle Test – point is in a triangle if its in the positive half-space of all three boundaries.</text:p>
      <text:p text:style-name="P2">Triangle Sweep-Line – Compute which pixels are inside using horizontal spans. <text:s/>Process spans in scan-line order. <text:s/>Use edge slopes to update coordinates incrementally. <text:s/>Takes advantage of spatial coherence and edge linearity. Does not work for some polygons.</text:p>
      <text:p text:style-name="P2">Odd-parity Rule – if inside, any ray from P to infinity crosses an odd number of edges. Problem with self intersecting polygons.</text:p>
      <text:p text:style-name="P2">Polygon Sweep-Line – incremental algorithm to find spans, determine “insideness” with odd parity rule</text:p>
      <text:p text:style-name="P2">Edge pixels can cause aliasing whether on or off. Can display at higher res OR adjust pixel intensity on edges.</text:p>
      <text:p text:style-name="P2">Prefiltering – calculate percent pixel coverage and multiply by desired color. <text:s/>Supersampling – sample as if higher res, average samples, aka bilinear interp.</text:p>
      <text:p text:style-name="P1">Shading and Visibility</text:p>
      <text:p text:style-name="P2">Flat – lighting equation constant over surface. <text:s/>Spatial coherence. <text:s/>AL light direction, flay polygon, viewed from infinitely far away.</text:p>
      <text:p text:style-name="P2">Gouraud – normal at each vertex with one calculation per vertex, bilinearly interpolate surface from vertex colors down and across scanlines. <text:s/>Trouble with large polygons/high frequency light changes.</text:p>
      <text:p text:style-name="P2">Phong – One lighting calc per pixel, bilinearly interpolate normals down and across scan lines.</text:p>
      <text:p text:style-name="P2">Hidden Surface Removal – don't want to draw surfaces no visible to viewer.</text:p>
      <text:p text:style-name="P2">Back face – dot product of normal and view directions. V dot N &gt; 0, back face. After model transform</text:p>
      <text:p text:style-name="P2">Painter's – sort front to back, draw back first, over write with front pixels as processed. Can't always sort prims</text:p>
      <text:p text:style-name="P2">BSP Tree – Draw objects on furthest side of a plane first</text:p>
      <text:p text:style-name="P2">Ray cast – cast ray for each pixel, take closest intersection. After modeling transform</text:p>
      <text:p text:style-name="P2">Z Buffer – store color and depth, update only when depth is closer than in buffer. Depth interpolated from verts. Use in scan conversion</text:p>
      <text:p text:style-name="P2">A-Buffer – linked list of surfaces at each pixel for better transparency support, helps with AA</text:p>
      <text:p text:style-name="P1">Textures</text:p>
      <text:p text:style-name="P2">Texture elements called texels, 4 bytes (rgba) each. Each vertex mapped to part of image. Added to poly in scan conversion.</text:p>
      <text:p text:style-name="P2">Parameterization: how do we decide where on geometry to match each color? <text:s/></text:p>
      <text:p text:style-name="P2">Unfold/map entire surface</text:p>
      <text:p text:style-name="P2">Atlas – break model into 'pieces' to texture</text:p>
      <text:p text:style-name="P2">Mapping – interpolate tex coords down/across scanlines with a perspective divide</text:p>
      <text:p text:style-name="P2">Filtering – transform from screen to texture space does not preserve area, computer average of texture pixels to get screen color. <text:s/>Size of filter depends on projective deformation. </text:p>
      <text:p text:style-name="P2">Mip Maps – prefiltered for multiple resolutions. <text:s/>Faster, more memory. <text:s/>Trade aliasing for blurring. Isotropic, doesn't take differences in vert and horizontal compression.</text:p>
      <text:p text:style-name="P1"><text:span text:style-name="T1">Summed Area – approximate summation/integration over arbitraty region by summation/integration over an axis aligned one. Perform quickly by precomputing integrals. </text:span>Formula. <text:span text:style-name="T1">Each texel is sum of all texels below and to the left.</text:span></text:p>
      <text:p text:style-name="P2">Modulation textures – map tex values to lighting scale factor</text:p>
      <text:p text:style-name="P2">Illumination mapping – map to any material param.</text:p>
      <text:p text:style-name="P2">Bump mapping – store changes to normals in a tex map.</text:p>
      <text:p text:style-name="P2">Enviroment mapping – generate spherical/cubic map of environment around the model</text:p>
      <text:p text:style-name="P2">Solid textures – tex value indexed by 3D location</text:p>
      <text:p text:style-name="P1">3D Object representation</text:p>
      <text:p text:style-name="P2">Point Cloud – unstructured set of 3D points</text:p>
      <text:p text:style-name="P2">Range Image – image storing depth instead of color</text:p>
      <text:p text:style-name="P2">Polygon Soup – unstructured set of polygons</text:p>
      <text:p text:style-name="P2">Mesh – connected set of polygons</text:p>
      <text:p text:style-name="P2">Subdivision surface – coarse mesh + subdivision rule</text:p>
      <text:p text:style-name="P2">Parametric surface – Tensor product spline patches</text:p>
      <text:p text:style-name="P2">Implicit surface – points satisfying F(x,y,z) = 0;</text:p>
      <text:p text:style-name="P2">Voxels – uniform grid of volumetric samples</text:p>
      <text:p text:style-name="P2">BSP Tree – BSP with solid cells labeled, constructed from polygon representations</text:p>
      <text:p text:style-name="P2">Constructive Solid Geometry (CSG) – hierarchy of boolean ops applied to simple shapes</text:p>
      <text:p text:style-name="P2">Sweep – solid swept by curve along trajectory</text:p>
      <text:p text:style-name="P2">Scene Graph – union of objects at leaf nodes</text:p>
      <text:p text:style-name="P2">Skeleton – graph of curves with radii</text:p>
      <text:p text:style-name="P1">Subdivision Surfaces</text:p>
      <text:p text:style-name="P2">Refinement (add new verts and connect) and Smoothing (move vert positions).</text:p>
      <text:p text:style-name="P2">Loop subdivision – subdivide each tri into 4 tris, new location as weighted average of original vertex and its neighbors</text:p>
      <text:p text:style-name="P1">Subdivision formula?</text:p>
      <text:p text:style-name="P2">Subdivision matrix – computer new positions as linear combination of previous ones</text:p>
      <text:p text:style-name="P2">Store the mesh, aim for efficiency and subdivision implementation</text:p>
      <text:p text:style-name="P2">Independent faces – each face lists vertex coords. Redundant verts, no topology</text:p>
      <text:p text:style-name="P2">Vertex Face Tables – each face lists vertex references. <text:s/>Still no topology</text:p>
      <text:p text:style-name="P2">Adjacency Lists – store all vertex, edge, face adjacencies. Efficient traversal, extra memory, variable array size</text:p>
      <text:p text:style-name="P2">Winged Edge – adjacency encoded in edges.</text:p>
      <text:p text:style-name="P1">Parametric Curves</text:p>
      <text:p text:style-name="P2">Splines – mathematical way to express curves</text:p>
      <text:p text:style-name="P2">Loftsmans's spline was a long, narrow strip of wood/plastic used to fit curves through specific data points. <text:s/>Shaped by lead weights called <text:soft-page-break/>ducks, gives smooth curves.</text:p>
      <text:p text:style-name="P2">CG Spline – a piecewise polynomial function whose derivatives satisfy some continuity constraints across curve boundaries.</text:p>
      <text:p text:style-name="P2">Piecewise – spline is a collection of individual segments</text:p>
      <text:p text:style-name="P2">Polynomial functions – each segment expressed by polynomial function.</text:p>
      <text:p text:style-name="P2">Polynomial of degree n has n+1 degrees of freedom, can construct with n+1 pieces of info.</text:p>
      <text:p text:style-name="P2">Solve for m coefficients of a parametric polynomial of degree m-1, passing through the points. <text:s/>No local control, curve oscillates as points increase.</text:p>
      <text:p text:style-name="P2">Splines – fit low order polynomials to groups of points so curve passes through while providing control, simplicity.</text:p>
      <text:p text:style-name="P2">Parametric Continuity – Within parameterized domain, functions are continuous and smooth. Parametric continuity: derivatives of two curves are equal where they meet.</text:p>
      <text:p text:style-name="P2">C0 – two curves meet</text:p>
      <text:p text:style-name="P2">C1 - <text:s/>means 1<text:span text:style-name="T2">st</text:span> derivatives are equal</text:p>
      <text:p text:style-name="P2">C2 – both 1<text:span text:style-name="T2">st</text:span> and 2<text:span text:style-name="T2">nd</text:span> derivatives are equal</text:p>
      <text:p text:style-name="P2">Geometric Continuity – derivatives of curves are proportional where they meet.</text:p>
      <text:p text:style-name="P2">G0 – two curves meet. G1 – G0 and 1<text:span text:style-name="T2">st</text:span> deriv are proportional. G2 – G1 and 2<text:span text:style-name="T2">nd</text:span> deriv proportional.</text:p>
      <text:p text:style-name="P2">Hermite Splines – interpolating piecewise cubic polynomial</text:p>
      <text:p text:style-name="P2">Specified with a pair of control points and a tangent at each. Construct iteratively, has C1 continuity.</text:p>
      <text:p text:style-name="P2">Cardinal Splines – specified with 4 control points, iteratively construct curve between middle two using adjacent points to define tangents. C1</text:p>
      <text:p text:style-name="P2">Uniform Cubic B-Splines – approximation of Cardinal method, C2</text:p>
      <text:p text:style-name="P2">Blending – express functions as weighted sum of four control points</text:p>
      <text:p text:style-name="P2">Translation Commutativity, Continuity, Convex hull containment, interpolation</text:p>
      <text:p text:style-name="P1">Computer Animation</text:p>
      <text:p text:style-name="P2">Persistence of vision, 1824/1828 Thaumatrope, 1832 Phenakistoscope, 1834 Zoetrope, 1895 Mutoscope, 1921 Rotoscope</text:p>
      <text:p text:style-name="P2">Keyframe animation – define poses at specific timesteps, interpolate inbetween frames. <text:s/>Linear interp – not enough continuity. Cublic spline, may not follow physical laws, “good enough”</text:p>
      <text:p text:style-name="P2">Articulated figures – poses described by set of rigid bodies and joins. Interpolate angle rather than position.</text:p>
      <text:p text:style-name="P2">Kinematics – considers only motion, determined by position, veloicity, and acceleration. <text:s/>Dynamics – Considers underlying forces, motion from initial conditions and physics</text:p>
      <text:p text:style-name="P2">Forward Kinematics – specify conditions (join angles) compute positions of end-effectors. <text:s/>Inverse - “goal-directed”, specify end-effectors, compute conditions to achieve goal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>
        <style:columns fo:column-count="2" fo:column-gap="0in">
          <style:column-sep style:width="0.0346in" style:color="#000000" style:height="100%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enic Tessari</meta:initial-creator>
    <meta:creation-date>2011-12-04T17:06:42.32</meta:creation-date>
    <dc:date>2011-12-05T13:10:42.96</dc:date>
    <dc:creator>Domenic Tessari</dc:creator>
    <meta:editing-duration>PT2H6M37S</meta:editing-duration>
    <meta:editing-cycles>6</meta:editing-cycles>
    <meta:generator>OpenOffice.org/3.3$Win32 OpenOffice.org_project/330m20$Build-9567</meta:generator>
    <meta:printed-by>Domenic Tessari</meta:printed-by>
    <meta:print-date>2011-12-05T13:09:52.07</meta:print-date>
    <meta:document-statistic meta:table-count="0" meta:image-count="0" meta:object-count="0" meta:page-count="2" meta:paragraph-count="108" meta:word-count="1370" meta:character-count="8882"/>
  </office:meta>
</office:document-meta>
</file>